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WW8Num1"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margin-left="0.847cm" fo:margin-right="0cm" fo:text-indent="0cm" style:auto-text-indent="false" style:page-number="auto"/>
      <style:text-properties fo:font-size="14pt" fo:font-weight="bold" style:font-size-asian="14pt" style:font-weight-asian="bold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List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RSONNAGES IMPORTANTS ENTERRES DANS L'EGLISE DE <text:s text:c="3"/>SALIVAL</text:p>
      <text:p text:style-name="Standard"/>
      <text:p text:style-name="Standard">L'église de Salival renfermait de nombreux tombeaux, distribués comme il suit : d’après les annales des Prémontrés, extraits du livre de l’abbé Pierson : l’abbaye de Salival, 1868.</text:p>
      <text:p text:style-name="P2"/>
      <text:list xml:id="list29360013" text:style-name="WW8Num1">
        <text:list-item>
          <text:p text:style-name="P3">Devant l'autel de la Croix</text:p>
        </text:list-item>
      </text:list>
      <text:p text:style-name="P5"/>
      <text:p text:style-name="Standard">Lorette de Blieskastel, épouse de Henry, comte de Salm, morte au mois de septembre 1279</text:p>
      <text:p text:style-name="Standard">Henry IV, comte de Salm, mort en 1292</text:p>
      <text:p text:style-name="Standard"/>
      <text:p text:style-name="Standard">Jean chevalier de Salm, chevalier, mort le 10 novembre 1313, la veille de la saint martin ( 11 nov)</text:p>
      <text:p text:style-name="Standard"/>
      <text:p text:style-name="Standard">Nicolas, comte <text:s/>de Salm, mort en 1343</text:p>
      <text:p text:style-name="Standard"/>
      <text:p text:style-name="Standard">Entre ce dernier tombeau et celui de Lorette se trouvait celui de Claude, comte de Salm, mort le 23 décembre 1585</text:p>
      <text:p text:style-name="Standard"/>
      <text:p text:style-name="Standard">Charles de Salm, mort le 27 octobre 1588</text:p>
      <text:p text:style-name="Standard"/>
      <text:p text:style-name="Standard">Jean IX, comte de Salm, baron de Viviers, mort le 13 janvier 1600</text:p>
      <text:p text:style-name="Standard"/>
      <text:p text:style-name="Standard">Paul, comte de Salm, mort en 1622</text:p>
      <text:p text:style-name="Standard"/>
      <text:list xml:id="list29384013" text:continue-numbering="true" text:style-name="WW8Num1">
        <text:list-item>
          <text:p text:style-name="P3">Entre l'autel de la Croix et celui de Sainte Catherine</text:p>
        </text:list-item>
      </text:list>
      <text:p text:style-name="P5"/>
      <text:p text:style-name="P7">Le seigneur de Raville, mort le 16 septembre 1409</text:p>
      <text:p text:style-name="Standard"/>
      <text:list xml:id="list29360934" text:continue-numbering="true" text:style-name="WW8Num1">
        <text:list-item>
          <text:p text:style-name="P3">Devant l'autel de Sainte Catherine</text:p>
        </text:list-item>
      </text:list>
      <text:p text:style-name="P6"/>
      <text:p text:style-name="Standard">Simon de Bonhiris, chevalier, mort en 1206</text:p>
      <text:p text:style-name="Standard">Le chevalier Serais de Vaxei (Vaxy), mort en 1290, et Sophie, son épouse, morte le 11 novembre 1310</text:p>
      <text:p text:style-name="Standard">Un autre seigneur de Vaxei, mort en 1288</text:p>
      <text:p text:style-name="Standard"/>
      <text:list xml:id="list29376529" text:continue-numbering="true" text:style-name="WW8Num1">
        <text:list-item>
          <text:p text:style-name="P3">Devant l'autel de Saint Jean</text:p>
        </text:list-item>
      </text:list>
      <text:p text:style-name="P5"/>
      <text:p text:style-name="Standard">Le chevalier Isambart d'Oriocourt, mort en 1284</text:p>
      <text:p text:style-name="Standard"/>
      <text:list xml:id="list29382812" text:continue-numbering="true" text:style-name="WW8Num1">
        <text:list-item>
          <text:p text:style-name="P3">En entrant de l'église au dortoir</text:p>
        </text:list-item>
      </text:list>
      <text:p text:style-name="P6"/>
      <text:p text:style-name="Standard">Le chevalier Simon d'Oriocourt, mort en 1328</text:p>
      <text:p text:style-name="Standard"/>
      <text:list xml:id="list29380871" text:continue-numbering="true" text:style-name="WW8Num1">
        <text:list-item>
          <text:p text:style-name="P3">Devant l'autel de Saint Michel et dans la grande nef</text:p>
        </text:list-item>
      </text:list>
      <text:p text:style-name="Standard"/>
      <text:p text:style-name="P7">Jean, chevalier de Craincourt, mort en 1328</text:p>
      <text:p text:style-name="Standard">Renal de Craincourt, mort le 24 juillet 1332</text:p>
      <text:p text:style-name="Standard">Simon de Craincourt, mort le 2 août 1309</text:p>
      <text:p text:style-name="Standard">Isabelle de Frémery, épouse de Simon de Craincourt, morte le 3 décembre 1333</text:p>
      <text:p text:style-name="Standard"/>
      <text:list xml:id="list29381069" text:continue-numbering="true" text:style-name="WW8Num1">
        <text:list-item>
          <text:p text:style-name="P3">Devant l'autel Saint Pierre, près de la sacristie</text:p>
        </text:list-item>
      </text:list>
      <text:p text:style-name="P5"/>
      <text:p text:style-name="Standard"><text:soft-page-break/>Jourque d'Ajoncourt, mort en 1338</text:p>
      <text:p text:style-name="Standard"/>
      <text:list xml:id="list29376739" text:continue-numbering="true" text:style-name="WW8Num1">
        <text:list-item>
          <text:p text:style-name="P3">Dans la chapelle, sous le sanctuaire, devant l'autel Saint Fiacre</text:p>
        </text:list-item>
      </text:list>
      <text:p text:style-name="P6"/>
      <text:p text:style-name="P7">Le chevalier Simon Chaignart et son épouse, morts en 1317</text:p>
      <text:p text:style-name="Standard"/>
      <text:list xml:id="list29380912" text:continue-numbering="true" text:style-name="WW8Num1">
        <text:list-item>
          <text:p text:style-name="P3">Devant l'autel de la Conception de Notre-Dame</text:p>
        </text:list-item>
      </text:list>
      <text:p text:style-name="P6"/>
      <text:p text:style-name="Standard">Le chevalier ; sire de Beaugemont, mort en 1314</text:p>
      <text:p text:style-name="Standard">Michel Meliant, gouverneur de Moyenvic et prévôt de Chateau-Salins, mort en 1474</text:p>
      <text:p text:style-name="Standard">Nicolas, son fils, gouverneur de Dieuze et de Marsal, mort en 1529</text:p>
      <text:p text:style-name="Standard"/>
      <text:list xml:id="list29373071" text:continue-numbering="true" text:style-name="WW8Num1">
        <text:list-item>
          <text:p text:style-name="P1"><text:s/><text:span text:style-name="T1">Un peu au-dessous du tombeau du comte Jean</text:span></text:p>
        </text:list-item>
      </text:list>
      <text:p text:style-name="P6"/>
      <text:p text:style-name="Standard">Béatrix, épouse de Jean-Charles de Marsal, morte en 1291</text:p>
      <text:p text:style-name="Standard">Catherine de Vatronville, épouse de Jacques Vichir, chambellan du duc de Lorraine, morte en 1483</text:p>
      <text:p text:style-name="Standard"/>
      <text:list xml:id="list29365969" text:continue-numbering="true" text:style-name="WW8Num1">
        <text:list-item>
          <text:p text:style-name="P3">Dans le cloître</text:p>
        </text:list-item>
      </text:list>
      <text:p text:style-name="P6"/>
      <text:p text:style-name="Standard">Jean Hennebors sithain de Metz, mort en 1259</text:p>
      <text:p text:style-name="Standard">Jean, prévôt de Vic, mort en 1336</text:p>
      <text:p text:style-name="Standard">Gauthier, seigneur de Vitriencourt, mort en 1258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SimSun1" style:font-size-asian="12pt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       PERSONNAGES IMPORTANTS ENTERRES DANS L'EGLISE DE SALIVAL</dc:title>
    <meta:initial-creator>isabelle dieudonné-sommeille</meta:initial-creator>
    <meta:creation-date>2012-10-12T13:53:00</meta:creation-date>
    <dc:creator>patrick</dc:creator>
    <dc:date>2012-10-12T14:12:00</dc:date>
    <meta:editing-cycles>4</meta:editing-cycles>
    <meta:editing-duration>PT18M</meta:editing-duration>
    <meta:document-statistic meta:table-count="0" meta:image-count="0" meta:object-count="0" meta:page-count="2" meta:paragraph-count="41" meta:word-count="407" meta:character-count="2302"/>
    <meta:generator>OpenOffice.org/3.3$Win32 OpenOffice.org_project/330m20$Build-9567</meta:generator>
  </office:meta>
</office:document-meta>
</file>